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03f" officeooo:paragraph-rsid="0013c03f"/>
    </style:style>
    <style:style style:name="P2" style:family="paragraph" style:parent-style-name="Standard">
      <style:text-properties officeooo:rsid="0013c857" officeooo:paragraph-rsid="0013c857"/>
    </style:style>
    <style:style style:name="P3" style:family="paragraph" style:parent-style-name="Standard">
      <style:text-properties officeooo:rsid="00156871" officeooo:paragraph-rsid="00156871"/>
    </style:style>
    <style:style style:name="P4" style:family="paragraph" style:parent-style-name="Standard">
      <style:text-properties officeooo:rsid="0015feb0" officeooo:paragraph-rsid="0015feb0"/>
    </style:style>
    <style:style style:name="P5" style:family="paragraph" style:parent-style-name="Standard">
      <style:text-properties officeooo:rsid="0016d6b8" officeooo:paragraph-rsid="0016d6b8"/>
    </style:style>
    <style:style style:name="P6" style:family="paragraph" style:parent-style-name="Standard">
      <style:text-properties officeooo:rsid="001c8c07" officeooo:paragraph-rsid="001c8c07"/>
    </style:style>
    <style:style style:name="P7" style:family="paragraph" style:parent-style-name="Standard">
      <style:text-properties officeooo:rsid="001ec096" officeooo:paragraph-rsid="001ec096"/>
    </style:style>
    <style:style style:name="P8" style:family="paragraph" style:parent-style-name="Standard">
      <style:text-properties officeooo:rsid="001d98a5" officeooo:paragraph-rsid="001d98a5"/>
    </style:style>
    <style:style style:name="P9" style:family="paragraph" style:parent-style-name="Standard">
      <style:text-properties officeooo:rsid="001fe6fc" officeooo:paragraph-rsid="001fe6fc"/>
    </style:style>
    <style:style style:name="P10" style:family="paragraph" style:parent-style-name="Standard">
      <style:text-properties officeooo:rsid="0022ef28" officeooo:paragraph-rsid="0022ef28"/>
    </style:style>
    <style:style style:name="P11" style:family="paragraph" style:parent-style-name="Standard">
      <style:text-properties officeooo:rsid="0025557e" officeooo:paragraph-rsid="0025557e"/>
    </style:style>
    <style:style style:name="P12" style:family="paragraph" style:parent-style-name="Standard">
      <style:text-properties officeooo:rsid="00263fe2" officeooo:paragraph-rsid="00263fe2"/>
    </style:style>
    <style:style style:name="P13" style:family="paragraph" style:parent-style-name="Standard">
      <style:text-properties officeooo:rsid="0016d6b8" officeooo:paragraph-rsid="0016d6b8"/>
    </style:style>
    <style:style style:name="P14" style:family="paragraph" style:parent-style-name="Standard" style:list-style-name="L1">
      <style:text-properties officeooo:rsid="00283c98" officeooo:paragraph-rsid="00283c98"/>
    </style:style>
    <style:style style:name="P15" style:family="paragraph" style:parent-style-name="Standard" style:list-style-name="L1">
      <style:text-properties officeooo:paragraph-rsid="00283c98"/>
    </style:style>
    <style:style style:name="T1" style:family="text">
      <style:text-properties officeooo:rsid="001424ce"/>
    </style:style>
    <style:style style:name="T2" style:family="text">
      <style:text-properties officeooo:rsid="001828e8"/>
    </style:style>
    <style:style style:name="T3" style:family="text">
      <style:text-properties officeooo:rsid="00197d36"/>
    </style:style>
    <style:style style:name="T4" style:family="text">
      <style:text-properties officeooo:rsid="001a39cd"/>
    </style:style>
    <style:style style:name="T5" style:family="text">
      <style:text-properties officeooo:rsid="001a5894"/>
    </style:style>
    <style:style style:name="T6" style:family="text">
      <style:text-properties officeooo:rsid="001b2214"/>
    </style:style>
    <style:style style:name="T7" style:family="text">
      <style:text-properties officeooo:rsid="001d98a5"/>
    </style:style>
    <style:style style:name="T8" style:family="text">
      <style:text-properties officeooo:rsid="00216554"/>
    </style:style>
    <style:style style:name="T9" style:family="text">
      <style:text-properties officeooo:rsid="00244cd4"/>
    </style:style>
    <style:style style:name="T10" style:family="text">
      <style:text-properties officeooo:rsid="00263fe2"/>
    </style:style>
    <style:style style:name="T11" style:family="text">
      <style:text-properties officeooo:rsid="00283c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uble – for floating values</text:p>
      <text:p text:style-name="P4">String – for strings</text:p>
      <text:p text:style-name="P1">num – for both floating and integer values</text:p>
      <text:p text:style-name="P1">var – for both string, integer, float and boolean values.</text:p>
      <text:p text:style-name="P2">dynamic – same as that of var type, accept all above type data . <text:span text:style-name="T1">When making lists dynamic is more apt than var. </text:span><text:span text:style-name="T9">In dynamic we can change the type , whereas in var initial type can not change.</text:span></text:p>
      <text:p text:style-name="P11">final – same as that of var and dynamic. But we can only store once in final, whereas in var we can assign same type again and again, and in dynamic we can assign different type again and again.</text:p>
      <text:p text:style-name="P2"/>
      <text:p text:style-name="P2">List&lt;dataType&gt; listName = [contents];</text:p>
      <text:p text:style-name="P2"><text:tab/><text:span text:style-name="T1">listName.sublist(range) – to slice list, range with comma seperator</text:span></text:p>
      <text:p text:style-name="P2"><text:tab/><text:span text:style-name="T2">listName.first/last – to print the first and last name respectively(seperate argument/s)</text:span></text:p>
      <text:p text:style-name="P2"><text:tab/><text:span text:style-name="T2">listName.isEmpty – to check the list is empty or not</text:span></text:p>
      <text:p text:style-name="P2"><text:tab/><text:span text:style-name="T2">listName.isNotEmpty</text:span></text:p>
      <text:p text:style-name="P2"><text:tab/><text:span text:style-name="T2">listName.length – no of elements </text:span></text:p>
      <text:p text:style-name="P2"><text:tab/><text:span text:style-name="T3">listName.add(content to add); which will add at the end, but insert will insert at a position</text:span></text:p>
      <text:p text:style-name="P2"><text:tab/><text:span text:style-name="T3">listName.insert(position, content);</text:span></text:p>
      <text:p text:style-name="P2"><text:tab/><text:span text:style-name="T3">listName.remove(content);</text:span></text:p>
      <text:p text:style-name="P2"><text:tab/><text:span text:style-name="T4">listName.removeAt(position);</text:span></text:p>
      <text:p text:style-name="P2"><text:tab/></text:p>
      <text:p text:style-name="P2"/>
      <text:p text:style-name="P3">Map&lt;dataType, dataType&gt; mapName = {‘key’:’value’, ‘key’:’value’};</text:p>
      <text:p text:style-name="P3"><text:tab/><text:span text:style-name="T4">mapName.length</text:span></text:p>
      <text:p text:style-name="P3"><text:tab/><text:span text:style-name="T5">mapName.isEmpty</text:span></text:p>
      <text:p text:style-name="P3"><text:tab/><text:span text:style-name="T5">mapName.keys/values</text:span></text:p>
      <text:p text:style-name="P3"><text:tab/><text:span text:style-name="T5">mapName.addAll({‘key’:’value’}); <text:s/>- we can add multiple key and values. </text:span></text:p>
      <text:p text:style-name="P3"><text:tab/><text:span text:style-name="T6">MapName.clear() - will clear all the keys and values in a map</text:span></text:p>
      <text:p text:style-name="P3"><text:tab/><text:span text:style-name="T6">mapName.remove(‘keys’) – removes the key and its value</text:span></text:p>
      <text:p text:style-name="P3"/>
      <text:p text:style-name="P4">String</text:p>
      <text:p text:style-name="P4"><text:tab/>StringName.isEmpty – to check whether it is empty or not.</text:p>
      <text:p text:style-name="P4"><text:tab/>StringName.length – to get the length</text:p>
      <text:p text:style-name="P4"><text:tab/>stringName.toLowerCase() - to convert string to lowercase</text:p>
      <text:p text:style-name="P4"><text:tab/>stringName.toUpperCase()</text:p>
      <text:p text:style-name="P7">to convert a num to a string = .toString</text:p>
      <text:p text:style-name="P5">int </text:p>
      <text:p text:style-name="P5"><text:tab/>intName.isEven /.isOdd/.isNegative</text:p>
      <text:p text:style-name="P5">double</text:p>
      <text:p text:style-name="P5"><text:tab/>doubleName.round() - to round a double value,</text:p>
      <text:p text:style-name="P5"/>
      <text:p text:style-name="P6">if ( condition ) { statement }</text:p>
      <text:p text:style-name="P6">else <text:span text:style-name="T7">if ( condition)</text:span> { statement }</text:p>
      <text:p text:style-name="P8">else { statement }</text:p>
      <text:p text:style-name="P8"/>
      <text:p text:style-name="P9">Constructor is a type of function which has same name as that of the class. And it has no return type</text:p>
      <text:p text:style-name="P9"><text:s/><text:tab/><text:span text:style-name="T8">this.name = </text:span></text:p>
      <text:p text:style-name="P9"><text:tab/><text:span text:style-name="T8">this.email = </text:span></text:p>
      <text:p text:style-name="P9"><text:tab/><text:span text:style-name="T8">etc</text:span></text:p>
      <text:p text:style-name="P9"><text:tab/><text:span text:style-name="T10">Student(this.name,this.email); - we can also use like this,</text:span></text:p>
      <text:p text:style-name="P10">inheritance</text:p>
      <text:p text:style-name="P10">school – bace class, Student- sub class, ie we need some information from school class</text:p>
      <text:p text:style-name="P10"><text:tab/>so when creating Student class add extends school</text:p>
      <text:p text:style-name="P10"><text:soft-page-break/><text:tab/><text:tab/>class Student extends School</text:p>
      <text:p text:style-name="P12">named parameters – put defined things in a constucuter in a curly bracket inside the bracket, and passed object with that name.</text:p>
      <text:p text:style-name="P5"><text:s/><text:tab/><text:span text:style-name="T10">Student({})</text:span></text:p>
      <text:p text:style-name="P5"/>
      <text:list xml:id="list1742260249" text:style-name="L1">
        <text:list-item>
          <text:p text:style-name="P14">Named parameter in fuction </text:p>
          <text:list>
            <text:list-item>
              <text:p text:style-name="P14">functionname(name inside fuction: content); - calling a fuction.</text:p>
            </text:list-item>
            <text:list-item>
              <text:p text:style-name="P15"><text:span text:style-name="T11">But to work this we have to add a set of {} around the input parameter when creating the functio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7:48:59.415904877</meta:creation-date>
    <meta:generator>LibreOffice/6.4.5.2$Linux_X86_64 LibreOffice_project/40$Build-2</meta:generator>
    <dc:date>2020-09-01T21:59:27.524593248</dc:date>
    <meta:editing-duration>PT37M45S</meta:editing-duration>
    <meta:editing-cycles>5</meta:editing-cycles>
    <meta:document-statistic meta:table-count="0" meta:image-count="0" meta:object-count="0" meta:page-count="2" meta:paragraph-count="51" meta:word-count="371" meta:character-count="2429" meta:non-whitespace-character-count="2057"/>
  </office:meta>
</office:document-meta>
</file>